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0.6875in"/>
    </style:style>
    <style:style style:name="Table1.A1" style:family="table-cell">
      <style:table-cell-properties fo:background-color="#b4c7dc" fo:padding="0.0382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7a098" officeooo:paragraph-rsid="0027a098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dcd6a" officeooo:paragraph-rsid="001dcd6a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cd6a" officeooo:paragraph-rsid="001dcd6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dcd6a" officeooo:paragraph-rsid="001dcd6a"/>
    </style:style>
    <style:style style:name="P5" style:family="paragraph" style:parent-style-name="Standard">
      <style:paragraph-properties fo:text-align="start" style:justify-single-word="false"/>
      <style:text-properties officeooo:rsid="001dcd6a" officeooo:paragraph-rsid="003699a8"/>
    </style:style>
    <style:style style:name="P6" style:family="paragraph" style:parent-style-name="Standard">
      <style:paragraph-properties fo:text-align="start" style:justify-single-word="false"/>
      <style:text-properties officeooo:rsid="001dcd6a" officeooo:paragraph-rsid="002b9ccc"/>
    </style:style>
    <style:style style:name="P7" style:family="paragraph" style:parent-style-name="Standard">
      <style:paragraph-properties fo:text-align="start" style:justify-single-word="false"/>
      <style:text-properties officeooo:rsid="001dcd6a" officeooo:paragraph-rsid="003587f2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dcd6a" officeooo:paragraph-rsid="001dcd6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1dcd6a" officeooo:paragraph-rsid="0033b12a"/>
    </style:style>
    <style:style style:name="P10" style:family="paragraph" style:parent-style-name="Standard">
      <style:paragraph-properties fo:text-align="start" style:justify-single-word="false"/>
      <style:text-properties officeooo:rsid="001dcd6a" officeooo:paragraph-rsid="002b597c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de61d" officeooo:paragraph-rsid="001dcd6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dcd6a" officeooo:paragraph-rsid="0033b12a" style:font-weight-asian="normal" style:font-weight-complex="normal"/>
    </style:style>
    <style:style style:name="T1" style:family="text">
      <style:text-properties officeooo:rsid="0027a098"/>
    </style:style>
    <style:style style:name="T2" style:family="text">
      <style:text-properties officeooo:rsid="001e72a0"/>
    </style:style>
    <style:style style:name="T3" style:family="text">
      <style:text-properties officeooo:rsid="00238afc"/>
    </style:style>
    <style:style style:name="T4" style:family="text">
      <style:text-properties officeooo:rsid="00245d98"/>
    </style:style>
    <style:style style:name="T5" style:family="text">
      <style:text-properties officeooo:rsid="002799ed"/>
    </style:style>
    <style:style style:name="T6" style:family="text">
      <style:text-properties officeooo:rsid="003699a8"/>
    </style:style>
    <style:style style:name="T7" style:family="text">
      <style:text-properties officeooo:rsid="003587f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e117a" style:font-weight-asian="normal" style:font-weight-complex="normal"/>
    </style:style>
    <style:style style:name="T10" style:family="text">
      <style:text-properties officeooo:rsid="001de61d"/>
    </style:style>
    <style:style style:name="T11" style:family="text">
      <style:text-properties officeooo:rsid="002e117a"/>
    </style:style>
    <style:style style:name="T12" style:family="text">
      <style:text-properties officeooo:rsid="00246e4a"/>
    </style:style>
    <style:style style:name="T13" style:family="text">
      <style:text-properties officeooo:rsid="002b9ccc"/>
    </style:style>
    <style:style style:name="T14" style:family="text">
      <style:text-properties officeooo:rsid="002b597c"/>
    </style:style>
    <style:style style:name="T15" style:family="text">
      <style:text-properties officeooo:rsid="00355a7e"/>
    </style:style>
    <style:style style:name="T16" style:family="text">
      <style:text-properties fo:font-weight="normal" officeooo:rsid="001de61d" style:font-weight-asian="normal" style:font-weight-complex="normal"/>
    </style:style>
    <style:style style:name="T17" style:family="text">
      <style:text-properties fo:font-weight="normal" officeooo:rsid="00355a7e" style:font-weight-asian="normal" style:font-weight-complex="normal"/>
    </style:style>
    <style:style style:name="T18" style:family="text">
      <style:text-properties fo:font-weight="normal" officeooo:rsid="003587f2" style:font-weight-asian="normal" style:font-weight-complex="normal"/>
    </style:style>
    <style:style style:name="T19" style:family="text">
      <style:text-properties officeooo:rsid="0033b12a"/>
    </style:style>
    <style:style style:name="T20" style:family="text">
      <style:text-properties officeooo:rsid="003506ea"/>
    </style:style>
    <style:style style:name="T21" style:family="text">
      <style:text-properties fo:font-weight="normal" officeooo:rsid="002b597c" style:font-weight-asian="normal" style:font-weight-complex="normal"/>
    </style:style>
    <style:style style:name="T22" style:family="text">
      <style:text-properties fo:font-weight="normal" officeooo:rsid="001e72a0" style:font-weight-asian="normal" style:font-weight-complex="normal"/>
    </style:style>
    <style:style style:name="T23" style:family="text">
      <style:text-properties fo:font-weight="normal" officeooo:rsid="00315ece" style:font-weight-asian="normal" style:font-weight-complex="normal"/>
    </style:style>
    <style:style style:name="T24" style:family="text">
      <style:text-properties fo:font-weight="normal" officeooo:rsid="00273dd7" style:font-weight-asian="normal" style:font-weight-complex="normal"/>
    </style:style>
    <style:style style:name="T25" style:family="text">
      <style:text-properties style:text-position="super 58%" fo:font-weight="normal" officeooo:rsid="00273dd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line of Vastus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VCE: Vastus Common Era</text:p>
            <text:p text:style-name="P4">The beginning of VCE is marked by the Planefall of the Astral Titan, introducing the material Ruklaf to the world of Vastus. Very few records of time before VCE remain.</text:p>
          </table:table-cell>
        </table:table-row>
      </table:table>
      <text:p text:style-name="P4"/>
      <text:p text:style-name="P4">&lt; <text:s/>-<text:span text:style-name="T1">13</text:span>&gt; <text:s/><text:span text:style-name="T1">The red dragon Rodorax is born</text:span></text:p>
      <text:p text:style-name="P4"/>
      <text:p text:style-name="P4">&lt; <text:s text:c="4"/>0&gt; <text:s/>The Astral Titan Makes Planefall Upon Vastus</text:p>
      <text:p text:style-name="P4"/>
      <text:p text:style-name="P4">&lt; <text:span text:style-name="T2">425</text:span>&gt; <text:s/><text:span text:style-name="T2">The Daakonian empire is created by the lich warlord </text:span><text:span text:style-name="T3">Morduun I</text:span></text:p>
      <text:p text:style-name="P4"/>
      <text:p text:style-name="P4">&lt; <text:span text:style-name="T4">589</text:span>&gt; <text:s/><text:span text:style-name="T4">Eastern Daakonian freedom fighters assassinate Morduun I; Morduun II ascends the throne</text:span></text:p>
      <text:p text:style-name="P4">&lt; <text:span text:style-name="T4">590</text:span>&gt; <text:s/><text:span text:style-name="T4">Pellinar Tynnia becomes the first Tynnian queen.</text:span></text:p>
      <text:p text:style-name="P4"/>
      <text:p text:style-name="P4">&lt; <text:span text:style-name="T4">597</text:span>&gt; <text:s/><text:span text:style-name="T4">Morduun II is sacrificed by his son Morduun III in the rite of lichdom. Morduun III <text:tab/> <text:s/><text:tab/><text:tab/>ascends the throne of Daakon</text:span></text:p>
      <text:p text:style-name="P4"/>
      <text:p text:style-name="P4">&lt; <text:span text:style-name="T5">630</text:span>&gt; <text:s/><text:span text:style-name="T5">The wizard Alexandros and his students are exiled from Belgar and flee to the Isles West of <text:tab/><text:tab/>Faroth.</text:span></text:p>
      <text:p text:style-name="P4"/>
      <text:p text:style-name="P5">&lt; <text:span text:style-name="T6">699</text:span>&gt; <text:s/>Formation of the Yuan-Ti <text:span text:style-name="T7">Yaan’bu Empire</text:span> at the Southern end of <text:span text:style-name="T8">Astraga, </text:span><text:span text:style-name="T9">with its capital <text:tab/><text:tab/>in Dardan</text:span></text:p>
      <text:p text:style-name="P4"/>
      <text:p text:style-name="P4">&lt; <text:span text:style-name="T10">702</text:span>&gt; <text:s/><text:span text:style-name="T10">Minotaurs ejected from </text:span><text:span text:style-name="T7">Fylwen</text:span><text:span text:style-name="T10"> Isle by Yuan-Ti</text:span></text:p>
      <text:p text:style-name="P4"/>
      <text:p text:style-name="P4">&lt; <text:span text:style-name="T10">703</text:span>&gt; <text:s/><text:span text:style-name="T10">Yuan-Ti imprison Naga upon Egza Isle </text:span><text:span text:style-name="T7">in their own former prison of Bundash</text:span></text:p>
      <text:p text:style-name="P4"/>
      <text:p text:style-name="P4">&lt; <text:span text:style-name="T10">750</text:span>&gt; <text:s/><text:span text:style-name="T10">Elves exiled from </text:span><text:span text:style-name="T11">the Danclaw Isles</text:span><text:span text:style-name="T10"> join with the ejected minotaurs</text:span></text:p>
      <text:p text:style-name="P4"/>
      <text:p text:style-name="P4">&lt; <text:span text:style-name="T12">756</text:span>&gt; <text:s/><text:span text:style-name="T12">The Tynnian army aids insurgent Daakonian houses, causing the Daakonian Civil War.</text:span></text:p>
      <text:p text:style-name="P4">&lt; <text:span text:style-name="T12">761</text:span>&gt; <text:s/><text:span text:style-name="T12">Morduun III abandons Caistuul as insurgent forces claim the castle; The High Council of <text:tab/> <text:s/><text:tab/>Daakon is formed.</text:span></text:p>
      <text:p text:style-name="P4"/>
      <text:p text:style-name="P6">&lt; <text:span text:style-name="T13">772</text:span>&gt; <text:s/><text:span text:style-name="T14">Ludhold is founded by the Cavepool clan</text:span></text:p>
      <text:p text:style-name="P4"/>
      <text:p text:style-name="P4">&lt; <text:span text:style-name="T2">995</text:span>&gt; <text:s/><text:span text:style-name="T2">Rodorax’s Crimson Claw is established </text:span><text:span text:style-name="T11">in Kyln Valley</text:span></text:p>
      <text:p text:style-name="P4"/>
      <text:p text:style-name="P4">&lt; <text:span text:style-name="T1">997</text:span>&gt; <text:s/><text:span text:style-name="T1">The Grumpy Goat </text:span><text:span text:style-name="T11">Inn </text:span><text:span text:style-name="T1">is established </text:span><text:span text:style-name="T11">in the </text:span><text:span text:style-name="T7">small town</text:span><text:span text:style-name="T15"> Injarness </text:span><text:span text:style-name="T11">which would become <text:tab/><text:tab/><text:tab/>Sing'jar</text:span></text:p>
      <text:p text:style-name="P4"><text:span text:style-name="T9"/></text:p>
      <text:p text:style-name="P7"><text:span text:style-name="T16">&lt;</text:span><text:span text:style-name="T17">1</text:span><text:span text:style-name="T18">0</text:span><text:span text:style-name="T17">50</text:span><text:span text:style-name="T16">&gt; </text:span><text:span text:style-name="T17">Ludroth patriarch Ulexnil ascends to lichdom</text:span></text:p>
      <text:p text:style-name="P4"/>
      <text:p text:style-name="P8">&lt;1103&gt; Formation of Sing'jar <text:span text:style-name="T15">with the help of the Tallbeard dwarves who started trade with the <text:tab/><text:tab/><text:tab/>gnomes below Faroth peak. First records of Thromcron</text:span></text:p>
      <text:p text:style-name="P8"/>
      <text:p text:style-name="P8">&lt;<text:span text:style-name="T15">1150</text:span>&gt; <text:span text:style-name="T15">Ludroth family separates from the Cavepool family; Starts colony underneath Sing’jar <text:tab/><text:tab/><text:tab/>mountains</text:span></text:p>
      <text:p text:style-name="P8"/>
      <text:p text:style-name="P9"><text:span text:style-name="T11">&lt;</text:span><text:span text:style-name="T19">1153</text:span><text:span text:style-name="T11">&gt; </text:span><text:span text:style-name="T19">Myconids appear below the Sing’jar mountains</text:span></text:p>
      <text:p text:style-name="P4"/>
      <text:p text:style-name="P4"><text:soft-page-break/>&lt;<text:span text:style-name="T20">1190</text:span>&gt; <text:span text:style-name="T20">Elven war with </text:span><text:span text:style-name="T7">o</text:span><text:span text:style-name="T20">rcs in Sing’jar mountains creates second wave of refugee elves that flee to <text:tab/><text:tab/>the shore</text:span></text:p>
      <text:p text:style-name="P4"/>
      <text:p text:style-name="P4">&lt;<text:span text:style-name="T7">1196</text:span>&gt; <text:span text:style-name="T7">Cavepools fleeing Crimskil encounter the Cult of Ulexnil in tunnels below the Sing’jar <text:tab/><text:tab/><text:tab/>mountains</text:span></text:p>
      <text:p text:style-name="P4"><text:span text:style-name="T8">&lt;</text:span><text:span text:style-name="T21">1197</text:span><text:span text:style-name="T8">&gt; </text:span><text:span text:style-name="T21">Rodorax destroys Ludhold</text:span></text:p>
      <text:p text:style-name="P10"><text:span text:style-name="T8">&lt;</text:span><text:span text:style-name="T16">1197</text:span><text:span text:style-name="T8">&gt; </text:span><text:span text:style-name="T16">Rodorax attacks Sing'jar and Faroth. </text:span><text:span text:style-name="T22">Throm</text:span><text:span text:style-name="T17">c</text:span><text:span text:style-name="T22">ron is killed by </text:span><text:span text:style-name="T21">Rodorax’s captain </text:span><text:span text:style-name="T22">Crimsk</text:span><text:span text:style-name="T23">i</text:span><text:span text:style-name="T22">l</text:span></text:p>
      <text:p text:style-name="P4"><text:span text:style-name="T16"/></text:p>
      <text:p text:style-name="P11">&lt;1200&gt; Jamnut Fenderworks is founded</text:p>
      <text:p text:style-name="P4"><text:span text:style-name="T16"/></text:p>
      <text:p text:style-name="P4"><text:span text:style-name="T16">&lt;</text:span><text:span text:style-name="T24">1203</text:span><text:span text:style-name="T16">&gt; </text:span><text:span text:style-name="T24">Sing'jar celebrates its 100</text:span><text:span text:style-name="T25">th</text:span><text:span text:style-name="T24"> anniversary. Representatives from Tynnia and Daakon come to <text:tab/> <text:s/><text:tab/>express support and invest in the city-state.</text:span></text:p>
      <text:p text:style-name="P4"><text:span text:style-name="T16"/></text:p>
      <text:p text:style-name="P11">&lt;1353&gt; Hobgoblin invasion of Sing'jar under the command of Rodorax’s generals.</text:p>
      <text:p text:style-name="P8"/>
      <text:p text:style-name="P8">&lt;<text:span text:style-name="T19">1498</text:span>&gt; <text:span text:style-name="T19">A Drow force occupies the upper levels of Galentaspar</text:span></text:p>
      <text:p text:style-name="P8"/>
      <text:p text:style-name="P8">&lt;<text:span text:style-name="T19">1515</text:span>&gt; <text:span text:style-name="T19">Gaeal Bunfur lead an army of hobgoblins to occupy Sing’jar</text:span></text:p>
      <text:p text:style-name="P8"/>
      <text:p text:style-name="P12">&lt;151<text:span text:style-name="T19">8</text:span>&gt; Devil Incursion of Sing'jar</text:p>
      <text:p text:style-name="P12">&lt;<text:span text:style-name="T20">1518</text:span>&gt; <text:span text:style-name="T20">Burel’i and Alita monoliths are destroyed, permitting Aboleth access to Lake Zarag beneath <text:tab/><text:tab/>Galentaspar</text:span></text:p>
      <text:p text:style-name="P12"><text:span text:style-name="T8"/></text:p>
      <text:p text:style-name="P8">&lt;1581&gt; <text:span text:style-name="T7">Yaan’bu</text:span> invasion of Central and Northern Astraga</text:p>
      <text:p text:style-name="P8"/>
      <text:p text:style-name="P4"><text:span text:style-name="T8">&lt;</text:span><text:span text:style-name="T16">1582</text:span><text:span text:style-name="T8">&gt; </text:span><text:span text:style-name="T16">The </text:span><text:span text:style-name="T21">n</text:span><text:span text:style-name="T16">ewly formed Golden Wing unites Northern forces to stave off the Y</text:span><text:span text:style-name="T18">aan’bu</text:span><text:span text:style-name="T16"> advance</text:span></text:p>
      <text:p text:style-name="P4"><text:span text:style-name="T16"/></text:p>
      <text:p text:style-name="P4"><text:span text:style-name="T16">&lt;</text:span><text:span text:style-name="T17">1583</text:span><text:span text:style-name="T16">&gt; </text:span><text:span text:style-name="T17">The clans in Eastern Daakon unite to overthrow a usurper and claim their independence</text:span></text:p>
      <text:p text:style-name="P4"><text:span text:style-name="T16"/></text:p>
      <text:p text:style-name="P11">&lt;158<text:span text:style-name="T15">4</text:span>&gt; United forces destroy <text:span text:style-name="T7">Dardan, </text:span>the capital of the <text:span text:style-name="T7">Yaan’bu</text:span> Empire</text:p>
      <text:p text:style-name="P11"/>
      <text:p text:style-name="P11">&lt;<text:span text:style-name="T15">1585</text:span>&gt; <text:span text:style-name="T15">Saint Abbathorn is canonized in the pantheon of Heironeou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2:17:45.392897847</meta:creation-date>
    <dc:date>2024-07-27T23:40:53.523989898</dc:date>
    <meta:editing-duration>PT4H31M34S</meta:editing-duration>
    <meta:editing-cycles>9</meta:editing-cycles>
    <meta:generator>LibreOffice/24.8.3.2$Linux_X86_64 LibreOffice_project/e14c9fdd1f585efcbb2c5363087a99d20928d522</meta:generator>
    <meta:document-statistic meta:table-count="1" meta:image-count="0" meta:object-count="0" meta:page-count="2" meta:paragraph-count="39" meta:word-count="496" meta:character-count="3087" meta:non-whitespace-character-count="2576"/>
  </office:meta>
</office:document-meta>
</file>